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153000035A5C33A1AA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paragraph-properties fo:margin-top="0cm" fo:margin-bottom="0.499cm" fo:line-height="125%" fo:text-align="justify" style:justify-single-word="false" fo:background-color="#1c1c1c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style:font-name="Courier New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color="#fb660a" fo:font-weight="bold"/>
    </style:style>
    <style:style style:name="T7" style:family="text">
      <style:text-properties fo:color="#0086d2"/>
    </style:style>
    <style:style style:name="T8" style:family="text">
      <style:text-properties fo:color="#0086f7" fo:font-weight="bold"/>
    </style:style>
    <style:style style:name="T9" style:family="text">
      <style:text-properties style:font-name="Times New Roman" fo:font-style="normal" style:text-underline-style="none" style:font-style-asian="normal" style:font-style-complex="normal"/>
    </style:style>
    <style:style style:name="T10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oring the .hidden directoy</text:p>
      <text:p text:style-name="P2"/>
      <text:p text:style-name="P13">EXPLICATION</text:p>
      <text:p text:style-name="P2"/>
      <text:p text:style-name="P2">Comme relevé en énumération (voir ENUMERATION – partie 9), notre directory fuzzing nous a révélé le dossier suivant :</text:p>
      <text:p text:style-name="P2"/>
      <text:p text:style-name="P4">http://&lt;IP&gt;/.hidden</text:p>
      <text:p text:style-name="P2"/>
      <text:p text:style-name="P2">Celui-ci est accessible publiquement, et nous révèle une page de <text:span text:style-name="T1">directory listing</text:span><text:span text:style-name="T2"> composée d'un fichier README, et de 26 autres dossiers, aux noms générés aléatoirement :</text:span></text:p>
      <text:p text:style-name="P3"/>
      <text:p text:style-name="P3"><draw:frame draw:style-name="fr1" draw:name="images10" text:anchor-type="paragraph" svg:width="16.723cm" svg:height="13.734cm" draw:z-index="0"><draw:image xlink:href="Pictures/2000000700004153000035A5C33A1AA5.svm" xlink:type="simple" xlink:show="embed" xlink:actuate="onLoad"/></draw:frame></text:p>
      <text:p text:style-name="P3">On se rend compte que chacun de ces dossiers aux noms aléatoires contiennent 26 autres dossiers aux noms aléatoires (ainsi qu'un README). On comprend que ce schéma est répété 3 fois, autrement dit il existe 26 dossiers aléatoires, qui ont chacun 26 autres dossiers aléatoires, qui ont chacun 26 autres dossiers aléatoires qui contiennent eux-même chacun un README.</text:p>
      <text:p text:style-name="P3"/>
      <text:p text:style-name="P3">Il existe bien trop de dossiers pour les examiner un par un manuellement. On attend probablement de nous qu'on trouve le bon README contenant le flag (assez orienté CTF comme défi).</text:p>
      <text:p text:style-name="P3"/>
      <text:p text:style-name="P3">On a créé un petit script qui va s'en occuper pour nous (attention à remplacer l'URL) :</text:p>
      <text:p text:style-name="P3"/>
      <text:p text:style-name="P2"/>
      <text:p text:style-name="P2"><text:soft-page-break/></text:p>
      <text:p text:style-name="P2"/>
      <text:p text:style-name="P9"><text:span text:style-name="T6">import</text:span> <text:span text:style-name="T4">requests</text:span></text:p>
      <text:p text:style-name="P10"/>
      <text:p text:style-name="P10"><text:span text:style-name="T4">URL</text:span> <text:span text:style-name="T4">=</text:span> <text:span text:style-name="T7">"http://192.168.1.37/.hidden/"</text:span></text:p>
      <text:p text:style-name="P10"/>
      <text:p text:style-name="P10"><text:span text:style-name="T4">r</text:span> <text:span text:style-name="T4">=</text:span> <text:span text:style-name="T4">requests.get(URL)</text:span></text:p>
      <text:p text:style-name="P10"><text:span text:style-name="T6">for</text:span> <text:span text:style-name="T4">path</text:span> <text:span text:style-name="T4">in</text:span> <text:span text:style-name="T4">r.text.splitlines()[</text:span><text:span text:style-name="T8">4</text:span><text:span text:style-name="T4">:-</text:span><text:span text:style-name="T8">3</text:span><text:span text:style-name="T4">]</text:span> <text:span text:style-name="T4">:</text:span></text:p>
      <text:p text:style-name="P10"><text:s text:c="4"/><text:span text:style-name="T4">lv1_path</text:span> <text:span text:style-name="T4">=</text:span> <text:span text:style-name="T4">path[</text:span><text:span text:style-name="T8">9</text:span><text:span text:style-name="T4">:</text:span><text:span text:style-name="T8">26</text:span> <text:span text:style-name="T4">+</text:span> <text:span text:style-name="T8">9</text:span> <text:span text:style-name="T4">+</text:span> <text:span text:style-name="T8">1</text:span><text:span text:style-name="T4">]</text:span></text:p>
      <text:p text:style-name="P10"><text:s text:c="4"/><text:span text:style-name="T4">r2</text:span> <text:span text:style-name="T4">=</text:span> <text:span text:style-name="T4">requests.get(URL</text:span> <text:span text:style-name="T4">+</text:span> <text:span text:style-name="T4">lv1_path)</text:span></text:p>
      <text:p text:style-name="P10"><text:s text:c="4"/><text:span text:style-name="T4">readme</text:span> <text:span text:style-name="T4">=</text:span> <text:span text:style-name="T4">requests.get(URL</text:span> <text:span text:style-name="T4">+</text:span> <text:span text:style-name="T4">lv1_path</text:span> <text:span text:style-name="T4">+</text:span> <text:span text:style-name="T7">"README"</text:span><text:span text:style-name="T4">)</text:span></text:p>
      <text:p text:style-name="P10"><text:s text:c="4"/><text:span text:style-name="T4">print(readme.text)</text:span></text:p>
      <text:p text:style-name="P10"><text:s text:c="4"/><text:span text:style-name="T6">for</text:span> <text:span text:style-name="T4">path2</text:span> <text:span text:style-name="T4">in</text:span> <text:span text:style-name="T4">r2.text.splitlines()[</text:span><text:span text:style-name="T8">4</text:span><text:span text:style-name="T4">:-</text:span><text:span text:style-name="T8">3</text:span><text:span text:style-name="T4">]</text:span> <text:span text:style-name="T4">:</text:span></text:p>
      <text:p text:style-name="P10"><text:s text:c="8"/><text:span text:style-name="T4">lv2_path</text:span> <text:span text:style-name="T4">=</text:span> <text:span text:style-name="T4">path2[</text:span><text:span text:style-name="T8">9</text:span><text:span text:style-name="T4">:</text:span><text:span text:style-name="T8">26</text:span> <text:span text:style-name="T4">+</text:span> <text:span text:style-name="T8">9</text:span> <text:span text:style-name="T4">+</text:span> <text:span text:style-name="T8">1</text:span><text:span text:style-name="T4">]</text:span></text:p>
      <text:p text:style-name="P10"><text:s text:c="8"/><text:span text:style-name="T4">r3</text:span> <text:span text:style-name="T4">=</text:span> <text:span text:style-name="T4">requests.get(URL</text:span> <text:span text:style-name="T4">+</text:span> <text:span text:style-name="T4">lv1_path</text:span> <text:span text:style-name="T4">+</text:span> <text:span text:style-name="T4">lv2_path)</text:span></text:p>
      <text:p text:style-name="P10"><text:s text:c="8"/><text:span text:style-name="T4">readme2</text:span> <text:span text:style-name="T4">=</text:span> <text:span text:style-name="T4">requests.get(URL</text:span> <text:span text:style-name="T4">+</text:span> <text:span text:style-name="T4">lv1_path</text:span> <text:span text:style-name="T4">+</text:span> <text:span text:style-name="T4">lv2_path</text:span> <text:span text:style-name="T4">+</text:span> <text:span text:style-name="T7">"README"</text:span><text:span text:style-name="T4">)</text:span></text:p>
      <text:p text:style-name="P10"><text:s text:c="8"/><text:span text:style-name="T4">print(readme2.text)</text:span></text:p>
      <text:p text:style-name="P10"><text:s text:c="8"/><text:span text:style-name="T6">for</text:span> <text:span text:style-name="T4">path3</text:span> <text:span text:style-name="T4">in</text:span> <text:span text:style-name="T4">r3.text.splitlines()[</text:span><text:span text:style-name="T8">4</text:span><text:span text:style-name="T4">:-</text:span><text:span text:style-name="T8">3</text:span><text:span text:style-name="T4">]</text:span> <text:span text:style-name="T4">:</text:span></text:p>
      <text:p text:style-name="P10"><text:s text:c="12"/><text:span text:style-name="T4">lv3_path</text:span> <text:span text:style-name="T4">=</text:span> <text:span text:style-name="T4">path3[</text:span><text:span text:style-name="T8">9</text:span><text:span text:style-name="T4">:</text:span><text:span text:style-name="T8">26</text:span> <text:span text:style-name="T4">+</text:span> <text:span text:style-name="T8">9</text:span> <text:span text:style-name="T4">+</text:span> <text:span text:style-name="T8">1</text:span><text:span text:style-name="T4">]</text:span></text:p>
      <text:p text:style-name="P10"><text:s text:c="12"/><text:span text:style-name="T4">r4</text:span> <text:span text:style-name="T4">=</text:span> <text:span text:style-name="T4">requests.get(URL</text:span> <text:span text:style-name="T4">+</text:span> <text:span text:style-name="T4">lv1_path</text:span> <text:span text:style-name="T4">+</text:span> <text:span text:style-name="T4">lv2_path</text:span> <text:span text:style-name="T4">+</text:span> <text:span text:style-name="T4">lv3_path</text:span> <text:span text:style-name="T4">+</text:span> <text:span text:style-name="T7">"README"</text:span><text:span text:style-name="T4">)</text:span></text:p>
      <text:p text:style-name="P8"><text:s text:c="12"/><text:span text:style-name="T5">print(r4.text)</text:span></text:p>
      <text:p text:style-name="P2">Ce script ne fait qu'effectuer des requêtes en récupérant le nom des dossiers à parcourir à partir de la page de <text:span text:style-name="T1">directory listing</text:span><text:span text:style-name="T2">, sur 3 couches de profondeur. Il affiche, pour chaque couche, les fichiers README.</text:span></text:p>
      <text:p text:style-name="P3"/>
      <text:p text:style-name="P3">On exécute ce script, dont on redirige l'output vers un fichier afin de pouvoir travailler dessus plus facilement :</text:p>
      <text:p text:style-name="P3"/>
      <text:p text:style-name="P6">python3 fuzz.py &gt; results</text:p>
      <text:p text:style-name="P3"/>
      <text:p text:style-name="P2"><text:span text:style-name="T2">En observant le fichier </text:span><text:span text:style-name="T3">results</text:span><text:span text:style-name="T2">, on se rend compte que la plupart des fichiers README ont des messages standards ("Demande à ton voisin de gauche", "Toujours pas tu vas craquer non ?" ...).</text:span></text:p>
      <text:p text:style-name="P3"/>
      <text:p text:style-name="P2"><text:span text:style-name="T2">On filtre tous ces messages standards avec une simple commande </text:span><text:span text:style-name="T3">grep</text:span><text:span text:style-name="T2"> :</text:span></text:p>
      <text:p text:style-name="P3"/>
      <text:p text:style-name="P5">cat results<text:tab/>| grep -v "Non ce n'est toujours pas bon"</text:p>
      <text:p text:style-name="P5"><text:tab/><text:tab/><text:tab/>| grep -v "Tu veux de l'aide ? Moi aussi \!"</text:p>
      <text:p text:style-name="P5"><text:tab/><text:tab/><text:tab/>| grep -v "Demande Ã ton voisin du dessus"</text:p>
      <text:p text:style-name="P5"><text:tab/><text:tab/><text:tab/>| grep -v "Demande Ã ton voisin du dessous"</text:p>
      <text:p text:style-name="P5"><text:tab/><text:tab/><text:tab/>| grep -v "Demande Ã ton voisin de droite"</text:p>
      <text:p text:style-name="P5"><text:tab/><text:tab/><text:tab/>| grep -v "Demande Ã ton voisin de gauche"</text:p>
      <text:p text:style-name="P5"><text:tab/><text:tab/><text:tab/>| grep -v "Toujours pas tu vas craquer non ?" </text:p>
      <text:p text:style-name="P7"/>
      <text:p text:style-name="P7"/>
      <text:p text:style-name="P2"><text:span text:style-name="T9">Il ne reste qu'une seule ligne affichée, qui semble être le </text:span><text:span text:style-name="T10">flag </text:span><text:span text:style-name="T9">(le hash n'a pas la même longueur que les autres flags, cependant c'est peut-être pour faire en sortes que chaque fichier README ait la même taille afin de rendre plus dur à trouver celui qui contient le flag ?).</text:span></text:p>
      <text:p text:style-name="P7"/>
      <text:p text:style-name="P7"/>
      <text:p text:style-name="P7"/>
      <text:p text:style-name="P12">RESSOURCES</text:p>
      <text:p text:style-name="P7"/>
      <text:p text:style-name="P7"><text:soft-page-break/>Le script permettant de bruteforce l'ensemble des dossiers, comme décrit ci-dessus.</text:p>
      <text:p text:style-name="P7"/>
      <text:p text:style-name="P12">MITIGATION</text:p>
      <text:p text:style-name="P7"/>
      <text:p text:style-name="P7">Pas vraiment de suggestion ici, puisque ce challenge était assez orienté CT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2S</meta:editing-duration>
    <meta:editing-cycles>7</meta:editing-cycles>
    <meta:generator>OpenOffice/4.1.5$Win32 OpenOffice.org_project/415m1$Build-9789</meta:generator>
    <dc:date>2021-11-03T12:52:25.60</dc:date>
    <meta:document-statistic meta:table-count="0" meta:image-count="1" meta:object-count="0" meta:page-count="3" meta:paragraph-count="42" meta:word-count="491" meta:character-count="3058"/>
    <meta:user-defined meta:name="Info 1"/>
    <meta:user-defined meta:name="Info 2"/>
    <meta:user-defined meta:name="Info 3"/>
    <meta:user-defined meta:name="Info 4"/>
  </office:meta>
</office:document-meta>
</file>